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style:text-blinking="false"/>
    </style:style>
    <style:style style:name="P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style:text-blinking="false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officeooo:rsid="0013ce17" officeooo:paragraph-rsid="0013ce17" style:text-blinking="false"/>
    </style:style>
    <style:style style:name="T1" style:family="text">
      <style:text-properties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We integrated galactic orbits for 969 s-process enhanced stars using recent astrometry from Gaia/TGAS \citep{gaia2016a,gaia2016b}. Using the \texttt{gala} Python package \citep{price2017}, we integrated each star backwards for $0.5\,\textrm{Gyr}$ in a Milky Way-like potential that consists of four components: a \citet{hernquist1990} bulge and nucleus, a \citet{miyamoto1975} disk, and the \citet{nfw1997} halo. In this potential, the disk and bulge parameters were adjusted to be consistent with previous work \citep{bovy2015}. And, it is also used to vary the scale mass and radius, of the nucleus and halo, respectively. We computed orbital periods, energy, apocenters, pericenters, eccentricities, and angular momentum in the $z$-direction. All 969 stars showed prograde orbits that were consistent with membership in the Milky Way disk, indicating they do not originate from an unusual stellar event.</text:span></text:p>
      <text:p text:style-name="P1"><text:span text:style-name="T1"/></text:p>
      <text:p text:style-name="P1"><text:span text:style-name="T1"/></text:p>
      <text:list xml:id="list8576271532931258786" text:style-name="L1">
        <text:list-header>
          <text:p text:style-name="P2"><text:span text:style-name="T1"/></text:p>
        </text:list-header>
        <text:list-item>
          <text:p text:style-name="P2"><text:bookmark text:name="docs-internal-guid-b0d1c62a-3757-57e3-42a4-d9046fea375d"/><text:span text:style-name="T1">Gomez1997<text:line-break/>Conclusions: <text:line-break/>- Sample contains 4 group, 3 belonging to the disk and 1 belonging to the halo<text:line-break/>- luminosities of barium stars exist within a large range, from class Ib to IV-V, and most exhibiting that of normal giants, as consistent with the literature<text:line-break/>- Previously not undertaken, the author has obtained visual absolute magnitudes and kinematics<text:line-break/>- Two groups have been discriminated, a young and high luminosity, and main sequence/ subgiant stars<text:line-break/><text:line-break/>Future prospects:<text:line-break/>- High res spectra needed to determine CNO and s-process abundances and to better discriminate between barium and non barium stars</text:span></text:p>
        </text:list-item>
        <text:list-item>
          <text:p text:style-name="P2"><text:span text:style-name="T1">Jorissen1993 Sect. 4.2<text:line-break/>Conclusions:<text:line-break/>- intrinsic S stars more concentrated towards the galactic plane in comparison to extrinsic S stars<text:line-break/>- made comment on most intrinsic S stars which have been observed for Tc are high-latitude objects, since they are the closest and thus brightest of the group … makes remark on bias of sample since intrinsic are brighter<text:line-break/>- similar spread to M giants from Michigan spectral catalog<text:line-break/>- extrinsic S stars are low-mass stars populating the RGB <text:line-break/>- derives scale height and absolute magnitude equation<text:line-break/>Future prospects:<text:line-break/>- not stated</text:span></text:p>
        </text:list-item>
      </text:list>
      <text:p text:style-name="Text_20_body"><text:span text:style-name="T2">Me<text:line-break/>Integrate orbits<text:line-break/>Spacial distribution<text:line-break/>UVW velocities - galactic coordinate velocities (x,y) = (w, sqrt(u2+v2)) toomre diagram<text:line-break/>Percentage in disk few in halo ect<text:line-break/>Look at angmom in disk - how much theyre moving with the rest of the population<text:line-break/></text:span><text:soft-page-break/><text:span text:style-name="T2">Eccentricity distribution<text:line-break/><text:line-break/>Two scripts 1. Integrate orbits with best values<text:line-break/></text:span><text:span text:style-name="T3">                  </text:span><text:span text:style-name="T2">2. Every star take uncertainties into account and integrate orbit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7:25:07.289998966</meta:creation-date>
    <dc:date>2018-05-07T07:37:17.964055893</dc:date>
    <meta:editing-duration>PT12M10S</meta:editing-duration>
    <meta:editing-cycles>1</meta:editing-cycles>
    <meta:document-statistic meta:table-count="0" meta:image-count="0" meta:object-count="0" meta:page-count="2" meta:paragraph-count="4" meta:word-count="376" meta:character-count="2483" meta:non-whitespace-character-count="2090"/>
    <meta:generator>LibreOffice/5.1.6.2$Linux_X86_64 LibreOffice_project/10m0$Build-2</meta:generator>
  </office:meta>
</office:document-meta>
</file>